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521e4" officeooo:paragraph-rsid="000521e4"/>
    </style:style>
    <style:style style:name="P2" style:family="paragraph" style:parent-style-name="Standard">
      <style:text-properties officeooo:rsid="000521e4" officeooo:paragraph-rsid="0007414a"/>
    </style:style>
    <style:style style:name="P3" style:family="paragraph" style:parent-style-name="Standard">
      <style:text-properties officeooo:rsid="000521e4" officeooo:paragraph-rsid="0008f257"/>
    </style:style>
    <style:style style:name="P4" style:family="paragraph" style:parent-style-name="Standard">
      <style:text-properties officeooo:rsid="000521e4" officeooo:paragraph-rsid="0009eb35"/>
    </style:style>
    <style:style style:name="P5" style:family="paragraph" style:parent-style-name="Standard">
      <style:text-properties officeooo:rsid="000521e4" officeooo:paragraph-rsid="000cbad6"/>
    </style:style>
    <style:style style:name="P6" style:family="paragraph" style:parent-style-name="Standard">
      <style:text-properties officeooo:rsid="000521e4" officeooo:paragraph-rsid="000df079"/>
    </style:style>
    <style:style style:name="P7" style:family="paragraph" style:parent-style-name="Standard">
      <style:text-properties officeooo:rsid="000521e4" officeooo:paragraph-rsid="000f92ab"/>
    </style:style>
    <style:style style:name="T1" style:family="text">
      <style:text-properties officeooo:rsid="0007414a"/>
    </style:style>
    <style:style style:name="T2" style:family="text">
      <style:text-properties officeooo:rsid="0008f257"/>
    </style:style>
    <style:style style:name="T3" style:family="text">
      <style:text-properties officeooo:rsid="0009b844"/>
    </style:style>
    <style:style style:name="T4" style:family="text">
      <style:text-properties officeooo:rsid="0009eb35"/>
    </style:style>
    <style:style style:name="T5" style:family="text">
      <style:text-properties officeooo:rsid="000cbad6"/>
    </style:style>
    <style:style style:name="T6" style:family="text">
      <style:text-properties fo:font-weight="bold" officeooo:rsid="000cbad6" style:font-weight-asian="bold" style:font-weight-complex="bold"/>
    </style:style>
    <style:style style:name="T7" style:family="text">
      <style:text-properties fo:font-weight="bold" officeooo:rsid="0009eb35" style:font-weight-asian="bold" style:font-weight-complex="bold"/>
    </style:style>
    <style:style style:name="T8" style:family="text">
      <style:text-properties officeooo:rsid="000df079"/>
    </style:style>
    <style:style style:name="T9" style:family="text">
      <style:text-properties officeooo:rsid="0010e2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ven in 3 steps. </text:p>
      <text:p text:style-name="P1"/>
      <text:p text:style-name="P1">1) <text:span text:style-name="T1">C</text:span>reate an <text:span text:style-name="T1">folder, call this hadoopserializationandcompression and copy the Java files in there. The class with the main class is AddressWritable.java. We want to create a runnable jar from this Java class. Do not use the mvn archetype generator and copy the files into there. This way we can incrementally add what we need and see which components do what.</text:span></text:p>
      <text:p text:style-name="P1"><text:span text:style-name="T1"/></text:p>
      <text:p text:style-name="P1"/>
      <text:p text:style-name="P2"><text:span text:style-name="T1">Create a POM to compile the one file, AddressWritable.java. </text:span></text:p>
      <text:p text:style-name="P2"><text:span text:style-name="T1"/></text:p>
      <text:p text:style-name="P2"><text:span text:style-name="T1">This assumes you have Maven installed, the most recent version is ok, and you set MAVEN_HOME to the installation directory and you added $MAVEN_HOME/bin to the path in your .bashrc or .bash_profile file. </text:span></text:p>
      <text:p text:style-name="P2"><text:span text:style-name="T1"/></text:p>
      <text:p text:style-name="P2"><text:span text:style-name="T1">export MAVEN_HOME</text:span> <text:span text:style-name="T1">= /usr/lib/maven-3.0.4</text:span></text:p>
      <text:p text:style-name="P2"><text:span text:style-name="T1">export PATH=$PATH:$MAVEN_HOME/bin</text:span></text:p>
      <text:p text:style-name="P1"/>
      <text:p text:style-name="P2"><text:span text:style-name="T1">test using &gt;mvn -version</text:span></text:p>
      <text:p text:style-name="P1"/>
      <text:p text:style-name="P1"/>
      <text:p text:style-name="P3"><text:span text:style-name="T2">Start with a basic maven template with nothing in it: </text:span></text:p>
      <text:p text:style-name="P3"><text:span text:style-name="T2"/></text:p>
      <text:p text:style-name="P3"><text:span text:style-name="T2"/></text:p>
      <text:p text:style-name="P3"><text:span text:style-name="T2">&lt;project xmlns="http://maven.apache.org/POM/4.0.0" xmlns:xsi="http://www.w3.org/2001/XMLSchema-instance"</text:span></text:p>
      <text:p text:style-name="P3"><text:span text:style-name="T2"><text:s text:c="2"/>xsi:schemaLocation="http://maven.apache.org/POM/4.0.0 http://maven.apache.org/xsd/maven-4.0.0.xsd"&gt;</text:span></text:p>
      <text:p text:style-name="P3"><text:span text:style-name="T2"><text:s text:c="2"/>&lt;modelVersion&gt;4.0.0&lt;/modelVersion&gt;</text:span></text:p>
      <text:p text:style-name="P3"><text:span text:style-name="T2">&lt;/project&gt;</text:span></text:p>
      <text:p text:style-name="P3"><text:span text:style-name="T2"/></text:p>
      <text:p text:style-name="P3"><text:span text:style-name="T2"/></text:p>
      <text:p text:style-name="P3"><text:span text:style-name="T6">Step </text:span><text:span text:style-name="T7">1)</text:span><text:span text:style-name="T4"> </text:span><text:span text:style-name="T2">lets add the project folder. We assume we are going to distribute the AddressWritable.java as a jar in 2 modes, with and without dependencies like what Hadooop* does. This is similar to the process we would need to follow if we are going to mavenize a </text:span><text:span text:style-name="T3">new Bigtop component. </text:span><text:span text:style-name="T2"><text:s/>The artifactId and name have to match since we want the project folder and the name of the jar we are going to distribute to be the same. </text:span></text:p>
      <text:p text:style-name="P3"><text:span text:style-name="T2"/></text:p>
      <text:p text:style-name="P4"><text:span text:style-name="T6">Step 2)</text:span><text:span text:style-name="T5"> create the pom.xml file. Add the 4 tags first. </text:span><text:span text:style-name="T4">Maven requires a set of 4 xml tags,</text:span></text:p>
      <text:p text:style-name="P4"><text:span text:style-name="T4"><text:tab/>groupId:com.test</text:span></text:p>
      <text:p text:style-name="P4"><text:span text:style-name="T4"><text:s text:c="12"/>artifactId:hadoopserializationandcompression</text:span></text:p>
      <text:p text:style-name="P4"><text:span text:style-name="T4"><text:s text:c="12"/>version: 1.0</text:span></text:p>
      <text:p text:style-name="P4"><text:span text:style-name="T4"><text:s text:c="12"/>packaging: jar<text:tab/></text:span></text:p>
      <text:p text:style-name="P3"><text:span text:style-name="T2"/></text:p>
      <text:p text:style-name="P4"><text:span text:style-name="T4">I made up a groupId, for a distribution you would use org.apache. If we use the maven archtetype it creates this nested directory structure using a combination of the groupId and artifact Id. We removed this from our convention for now to keep things simpler to understand. The groupId isn't used for now. </text:span></text:p>
      <text:p text:style-name="P4"><text:span text:style-name="T4"/></text:p>
      <text:p text:style-name="P4"><text:span text:style-name="T4">The artifactId has to match the folder name. </text:span></text:p>
      <text:p text:style-name="P4"><text:span text:style-name="T4"/></text:p>
      <text:p text:style-name="P4"><text:soft-page-break/><text:span text:style-name="T4">The version is 1.0, the maven archtetype generator automatically adds SNAPSHOT to the versions if you pick the default setting. </text:span></text:p>
      <text:p text:style-name="P4"><text:span text:style-name="T4"/></text:p>
      <text:p text:style-name="P4"><text:span text:style-name="T4">Packaging: jar</text:span></text:p>
      <text:p text:style-name="P5"><text:span text:style-name="T5">Save the pom.xml and run &gt;mvn compile. You should see no error messages and nothing in the directory has changed. </text:span></text:p>
      <text:p text:style-name="P1"/>
      <text:p text:style-name="P1"/>
      <text:p text:style-name="P2"><text:span text:style-name="T5">For Maven to </text:span><text:span text:style-name="T1"><text:s/>compile </text:span><text:span text:style-name="T5">Java files and create class files</text:span><text:span text:style-name="T1"> </text:span><text:span text:style-name="T5">we need to add the Java compiler plugin AND the dependencies. Y</text:span><text:span text:style-name="T4">ou should see a target directory created by Maven with corresponding .class files, one for each .java file. </text:span><text:span text:style-name="T1"><text:s/></text:span></text:p>
      <text:p text:style-name="P2"><text:span text:style-name="T1"/></text:p>
      <text:p text:style-name="P2"><text:span text:style-name="T1"/></text:p>
      <text:p text:style-name="P5"><text:span text:style-name="T5">&lt;project xmlns="http://maven.apache.org/POM/4.0.0" xmlns:xsi="http://www.w3.org/2001/XMLSchema-instance"</text:span></text:p>
      <text:p text:style-name="P5"><text:span text:style-name="T5"><text:s text:c="2"/>xsi:schemaLocation="http://maven.apache.org/POM/4.0.0 http://maven.apache.org/xsd/maven-4.0.0.xsd"&gt;</text:span></text:p>
      <text:p text:style-name="P5"><text:span text:style-name="T5"><text:s text:c="2"/>&lt;modelVersion&gt;4.0.0&lt;/modelVersion&gt;</text:span></text:p>
      <text:p text:style-name="P5"><text:span text:style-name="T5"></text:span></text:p>
      <text:p text:style-name="P5"><text:span text:style-name="T5"><text:s text:c="2"/>&lt;groupId&gt;com.test&lt;/groupId&gt;</text:span></text:p>
      <text:p text:style-name="P5"><text:span text:style-name="T5"><text:s text:c="2"/>&lt;artifactId&gt;hadoopserializationandcompression&lt;/artifactId&gt;</text:span></text:p>
      <text:p text:style-name="P5"><text:span text:style-name="T5"><text:s text:c="2"/>&lt;version&gt;1.0&lt;/version&gt;</text:span></text:p>
      <text:p text:style-name="P5"><text:span text:style-name="T5"><text:s text:c="2"/>&lt;packaging&gt;jar&lt;/packaging&gt;</text:span></text:p>
      <text:p text:style-name="P5"><text:span text:style-name="T5"></text:span></text:p>
      <text:p text:style-name="P5"><text:span text:style-name="T5"><text:s text:c="2"/>&lt;name&gt;hadoopserializationandcompression&lt;/name&gt;</text:span></text:p>
      <text:p text:style-name="P5"><text:span text:style-name="T5"><text:s text:c="2"/>&lt;url&gt;http://maven.apache.org&lt;/url&gt;</text:span></text:p>
      <text:p text:style-name="P5"><text:span text:style-name="T5"></text:span></text:p>
      <text:p text:style-name="P5"><text:span text:style-name="T5"><text:s text:c="2"/>&lt;properties&gt;</text:span></text:p>
      <text:p text:style-name="P5"><text:span text:style-name="T5"><text:s text:c="4"/>&lt;project.build.sourceEncoding&gt;UTF-8&lt;/project.build.sourceEncoding&gt;</text:span></text:p>
      <text:p text:style-name="P5"><text:span text:style-name="T5"><text:s text:c="2"/>&lt;/properties&gt;</text:span></text:p>
      <text:p text:style-name="P5"><text:span text:style-name="T5"></text:span></text:p>
      <text:p text:style-name="P5"><text:span text:style-name="T5"><text:s text:c="2"/>&lt;dependencies&gt;</text:span></text:p>
      <text:p text:style-name="P5"><text:span text:style-name="T5"><text:s text:c="4"/>&lt;dependency&gt;</text:span></text:p>
      <text:p text:style-name="P5"><text:span text:style-name="T5"><text:tab/>&lt;groupId&gt;org.apache.hadoop&lt;/groupId&gt;</text:span></text:p>
      <text:p text:style-name="P5"><text:span text:style-name="T5"><text:tab/>&lt;artifactId&gt;hadoop-common&lt;/artifactId&gt;</text:span></text:p>
      <text:p text:style-name="P5"><text:span text:style-name="T5"><text:tab/>&lt;version&gt;2.0.0-alpha&lt;/version&gt;</text:span></text:p>
      <text:p text:style-name="P5"><text:span text:style-name="T5"><text:s text:c="4"/>&lt;/dependency&gt;</text:span></text:p>
      <text:p text:style-name="P5"><text:span text:style-name="T5"><text:s text:c="2"/>&lt;/dependencies&gt;</text:span></text:p>
      <text:p text:style-name="P5"><text:span text:style-name="T5"></text:span></text:p>
      <text:p text:style-name="P5"><text:span text:style-name="T5">&lt;build&gt;</text:span></text:p>
      <text:p text:style-name="P5"><text:span text:style-name="T5"><text:s text:c="4"/>&lt;sourceDirectory&gt;${basedir}&lt;/sourceDirectory&gt;</text:span></text:p>
      <text:p text:style-name="P5"><text:span text:style-name="T5"><text:s text:c="2"/>&lt;plugins&gt;</text:span></text:p>
      <text:p text:style-name="P5"><text:span text:style-name="T5"><text:s text:c="4"/>&lt;plugin&gt;</text:span></text:p>
      <text:p text:style-name="P5"><text:span text:style-name="T5"><text:s text:c="6"/>&lt;groupId&gt;org.apache.maven.plugins&lt;/groupId&gt;</text:span></text:p>
      <text:p text:style-name="P5"><text:span text:style-name="T5"><text:s text:c="8"/>&lt;artifactId&gt;maven-compiler-plugin&lt;/artifactId&gt;</text:span></text:p>
      <text:p text:style-name="P5"><text:span text:style-name="T5"><text:s text:c="10"/>&lt;version&gt;3.1&lt;/version&gt;</text:span></text:p>
      <text:p text:style-name="P5"><text:span text:style-name="T5"><text:s text:c="11"/>&lt;configuration&gt;</text:span></text:p>
      <text:p text:style-name="P5"><text:span text:style-name="T5"><text:s text:c="18"/>&lt;source&gt;1.6&lt;/source&gt;</text:span></text:p>
      <text:p text:style-name="P5"><text:span text:style-name="T5"><text:s text:c="18"/>&lt;target&gt;1.6&lt;/target&gt;</text:span></text:p>
      <text:p text:style-name="P5"><text:soft-page-break/><text:span text:style-name="T5"><text:s text:c="18"/>&lt;includes&gt;</text:span></text:p>
      <text:p text:style-name="P5"><text:span text:style-name="T5"><text:s text:c="21"/>&lt;include&gt;*.java&lt;/include&gt;</text:span></text:p>
      <text:p text:style-name="P5"><text:span text:style-name="T5"><text:s text:c="18"/>&lt;/includes&gt;</text:span></text:p>
      <text:p text:style-name="P5"><text:span text:style-name="T5"><text:s text:c="11"/>&lt;/configuration&gt;</text:span></text:p>
      <text:p text:style-name="P5"><text:span text:style-name="T5"><text:s text:c="4"/>&lt;/plugin&gt;</text:span></text:p>
      <text:p text:style-name="P5"><text:span text:style-name="T5"><text:s text:c="2"/>&lt;/plugins&gt;</text:span></text:p>
      <text:p text:style-name="P5"><text:span text:style-name="T5">&lt;/build&gt;</text:span></text:p>
      <text:p text:style-name="P5"><text:span text:style-name="T5">&lt;/project&gt;</text:span></text:p>
      <text:p text:style-name="P5"><text:span text:style-name="T5"/></text:p>
      <text:p text:style-name="P5"><text:span text:style-name="T5">After this you should see a target/classes directory and a jar file. </text:span></text:p>
      <text:p text:style-name="P5"><text:span text:style-name="T5"/></text:p>
      <text:p text:style-name="P6"><text:span text:style-name="T6">Step 3)</text:span><text:span text:style-name="T5"> this still doesn't look bigtop-y. There is only one JAR file and there isn't a jar-with-dependencies file. </text:span></text:p>
      <text:p text:style-name="P6"><text:span text:style-name="T5"/></text:p>
      <text:p text:style-name="P7"><text:span text:style-name="T8">Add a section where we create the jar-with-dependencies which creates a “fat jar” which includes all the jars you depend on to compile your classes. This defines the runtime which we need for our program to run in a JRE </text:span><text:span text:style-name="T9">without adding jars in a separate installation step. </text:span></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5"><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c </meta:initial-creator>
    <meta:creation-date>2013-07-18T11:28:44</meta:creation-date>
    <dc:date>2013-07-18T13:24:51</dc:date>
    <dc:creator>dc </dc:creator>
    <meta:editing-duration>PT1H39M54S</meta:editing-duration>
    <meta:editing-cycles>12</meta:editing-cycles>
    <meta:generator>LibreOffice/4.0.2.2$Linux_X86_64 LibreOffice_project/4c82dcdd6efcd48b1d8bba66bfe1989deee49c3</meta:generator>
    <meta:document-statistic meta:table-count="0" meta:image-count="0" meta:object-count="0" meta:page-count="3" meta:paragraph-count="70" meta:word-count="499" meta:character-count="4242" meta:non-whitespace-character-count="3510"/>
  </office:meta>
</office:document-meta>
</file>